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8pt" fo:font-weight="bold" officeooo:rsid="0084b090" officeooo:paragraph-rsid="0084b09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85d6e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81cf4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officeooo:paragraph-rsid="0011b58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8d50ad" officeooo:paragraph-rsid="008d50a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bf24a" officeooo:paragraph-rsid="0081cf45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d50ad" officeooo:paragraph-rsid="008d50ad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99ab8" officeooo:paragraph-rsid="008bf24a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font-weight="normal" officeooo:paragraph-rsid="0085d6ec" fo:background-color="#ffff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d50ad" officeooo:paragraph-rsid="0081cf45" fo:background-color="#ffff0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officeooo:rsid="0081cf45" officeooo:paragraph-rsid="0085d6ec" fo:background-color="transparent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8d50ad" officeooo:paragraph-rsid="009272e4" fo:background-color="transparent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899ab8" officeooo:paragraph-rsid="008bf24a" fo:background-color="transparent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8f763f" officeooo:paragraph-rsid="008f763f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4d3d69"/>
    </style:style>
    <style:style style:name="T2" style:family="text">
      <style:text-properties officeooo:rsid="0081cf45" fo:background-color="transparent" loext:char-shading-value="0"/>
    </style:style>
    <style:style style:name="T3" style:family="text">
      <style:text-properties officeooo:rsid="008bf24a" fo:background-color="transparent" loext:char-shading-value="0"/>
    </style:style>
    <style:style style:name="T4" style:family="text">
      <style:text-properties officeooo:rsid="0011b580"/>
    </style:style>
    <style:style style:name="T5" style:family="text">
      <style:text-properties officeooo:rsid="008d50ad"/>
    </style:style>
    <style:style style:name="T6" style:family="text">
      <style:text-properties officeooo:rsid="008f763f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concepção do projeto</text:p>
      <text:p text:style-name="P4"/>
      <text:p text:style-name="P4"><text:span text:style-name="T4">Data: </text:span></text:p>
      <text:p text:style-name="P5">Data de início do projeto: </text:p>
      <text:p text:style-name="P5">Data para término do projeto: </text:p>
      <text:p text:style-name="P4"><text:span text:style-name="T4">Versão</text:span><text:span text:style-name="T5">:</text:span><text:span text:style-name="T4"> </text:span><text:span text:style-name="T1">1.</text:span><text:span text:style-name="T6">0</text:span></text:p>
      <text:p text:style-name="P5">Revisado: </text:p>
      <text:p text:style-name="P11"/>
      <text:p text:style-name="P11"/>
      <text:p text:style-name="P2"><text:span text:style-name="T2">1 - </text:span><text:span text:style-name="T3">Quanto custará o projeto:</text:span></text:p>
      <text:p text:style-name="P9"/>
      <text:list text:style-name="L1">
        <text:list-item>
          <text:p text:style-name="P12"/>
        </text:list-item>
      </text:list>
      <text:p text:style-name="P7"/>
      <text:p text:style-name="P3"><text:span text:style-name="T2">2 - Qual </text:span><text:span text:style-name="T3">a base para os custos:</text:span></text:p>
      <text:p text:style-name="P6"/>
      <text:list text:style-name="L2">
        <text:list-item>
          <text:p text:style-name="P13"/>
        </text:list-item>
      </text:list>
      <text:p text:style-name="P8"/>
      <text:p text:style-name="P3"><text:span text:style-name="T2">3 - </text:span><text:span text:style-name="T3">Estimativa de conclusão do projeto:</text:span></text:p>
      <text:p text:style-name="P10"/>
      <text:list text:style-name="L3">
        <text:list-item>
          <text:p text:style-name="P14"/>
        </text:list-item>
      </text:list>
      <text:p text:style-name="P7"/>
      <text:p text:style-name="P7"/>
      <text:p text:style-name="P7">Justificativas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3.2$Windows_X86_64 LibreOffice_project/1048a8393ae2eeec98dff31b5c133c5f1d08b890</meta:generator>
    <meta:editing-cycles>0</meta:editing-cycles>
    <meta:editing-duration>P0D</meta:editing-duration>
    <meta:document-statistic meta:table-count="0" meta:image-count="0" meta:object-count="0" meta:page-count="1" meta:paragraph-count="13" meta:word-count="44" meta:character-count="235" meta:non-whitespace-character-count="199"/>
  </office:meta>
</office:document-meta>
</file>